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3c3" officeooo:paragraph-rsid="001af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idi que o mux que manda os dados para o banco de registradores tenha 4 entradas, pois havia decido implementar o jalr.</text:p>
      <text:p text:style-name="P1">Utilizei um somador para somar o registrador com o imediato.</text:p>
      <text:p text:style-name="P1">O mux do pc tem 4 entradas, uma para pc + 1, outra para pc + imedia, outra para jalr e outra para o brzr.</text:p>
      <text:p text:style-name="P1">O mux da ULA decidi se vai entrar o imediato ou o rs2 na ULA.</text:p>
      <text:p text:style-name="P1"/>
      <text:p text:style-name="P1"/>
      <text:p text:style-name="P1"/>
      <text:p text:style-name="P1"/>
      <text:p text:style-name="P1">Decidi por 16 registradores, tendo 4 bits para cada, pois dessa forma acredito que dá para ter uma liberdade de trabalho maior, para o imediato eu decidi fazer com que ele também tivesse 4 bits, dessa forma sobra espaço para um registrador e guardar o imediato lá, decidi por um opcode de 4 bits também, tendo espaço para 16 instruções</text:p>
      <text:p text:style-name="P1">o Pc tem 12 bits</text:p>
      <text:p text:style-name="P1">A unidade de controle tem 11 bits</text:p>
      <text:p text:style-name="P1">A memória ram tem 12 bits</text:p>
      <text:p text:style-name="P1">A ULA realiza 10 operações, sendo 4 aritméticas e 6 lógica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7:15:03.788229586</meta:creation-date>
    <dc:date>2025-06-16T17:38:16.799198497</dc:date>
    <meta:editing-duration>PT23M14S</meta:editing-duration>
    <meta:editing-cycles>1</meta:editing-cycles>
    <meta:document-statistic meta:table-count="0" meta:image-count="0" meta:object-count="0" meta:page-count="1" meta:paragraph-count="9" meta:word-count="161" meta:character-count="815" meta:non-whitespace-character-count="663"/>
    <meta:generator>LibreOffice/7.4.7.2$Linux_X86_64 LibreOffice_project/40$Build-2</meta:generator>
  </office:meta>
</office:document-meta>
</file>